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F_paralell</text:p>
          </table:table-cell>
          <table:table-cell office:value-type="string" calcext:value-type="string">
            <text:p>F_frictio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g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 table:formula="of:=[.$E$7]*SIN(RADIANS([.F7]))" office:value-type="float" office:value="-12.940952255126" calcext:value-type="float">
            <text:p>-12.9409522551</text:p>
          </table:table-cell>
          <table:table-cell table:formula="of:=[.$E$8]*[.$E$7]*COS(RADIANS([.F7]))" office:value-type="float" office:value="5.31259204458988" calcext:value-type="float">
            <text:p>5.3125920446</text:p>
          </table:table-cell>
          <table:table-cell table:formula="of:=[.G7]+[.H7]" office:value-type="float" office:value="-7.62836021053616" calcext:value-type="float">
            <text:p>-7.6283602105</text:p>
          </table:table-cell>
          <table:table-cell table:formula="of:=[.$E$9]*[.I7]" office:value-type="float" office:value="-76.2836021053616" calcext:value-type="float">
            <text:p>-76.283602105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float" office:value="0.11" calcext:value-type="float">
            <text:p>0.11</text:p>
          </table:table-cell>
          <table:table-cell office:value-type="float" office:value="-14" calcext:value-type="float">
            <text:p>-14</text:p>
          </table:table-cell>
          <table:table-cell table:formula="of:=[.$E$7]*SIN(RADIANS([.F8]))" office:value-type="float" office:value="-12.0960947799834" calcext:value-type="float">
            <text:p>-12.09609478</text:p>
          </table:table-cell>
          <table:table-cell table:formula="of:=[.$E$8]*[.$E$7]*COS(RADIANS([.F8]))" office:value-type="float" office:value="5.33662649451798" calcext:value-type="float">
            <text:p>5.3366264945</text:p>
          </table:table-cell>
          <table:table-cell table:formula="of:=[.G8]+[.H8]" office:value-type="float" office:value="-6.75946828546541" calcext:value-type="float">
            <text:p>-6.7594682855</text:p>
          </table:table-cell>
          <table:table-cell table:formula="of:=[.$E$9]*[.I8]" office:value-type="float" office:value="-67.5946828546541" calcext:value-type="float">
            <text:p>-67.59468285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table:formula="of:=[.$E$7]*SIN(RADIANS([.F9]))" office:value-type="float" office:value="-11.2475527171933" calcext:value-type="float">
            <text:p>-11.2475527172</text:p>
          </table:table-cell>
          <table:table-cell table:formula="of:=[.$E$8]*[.$E$7]*COS(RADIANS([.F9]))" office:value-type="float" office:value="5.35903535631879" calcext:value-type="float">
            <text:p>5.3590353563</text:p>
          </table:table-cell>
          <table:table-cell table:formula="of:=[.G9]+[.H9]" office:value-type="float" office:value="-5.88851736087446" calcext:value-type="float">
            <text:p>-5.8885173609</text:p>
          </table:table-cell>
          <table:table-cell table:formula="of:=[.$E$9]*[.I9]" office:value-type="float" office:value="-58.8851736087446" calcext:value-type="float">
            <text:p>-58.885173608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*mg</text:p>
          </table:table-cell>
          <table:table-cell table:formula="of:=[.E7]*[.E9]" office:value-type="float" office:value="500" calcext:value-type="float">
            <text:p>500</text:p>
          </table:table-cell>
          <table:table-cell office:value-type="float" office:value="-12" calcext:value-type="float">
            <text:p>-12</text:p>
          </table:table-cell>
          <table:table-cell table:formula="of:=[.$E$7]*SIN(RADIANS([.F10]))" office:value-type="float" office:value="-10.395584540888" calcext:value-type="float">
            <text:p>-10.3955845409</text:p>
          </table:table-cell>
          <table:table-cell table:formula="of:=[.$E$8]*[.$E$7]*COS(RADIANS([.F10]))" office:value-type="float" office:value="5.37981180403593" calcext:value-type="float">
            <text:p>5.379811804</text:p>
          </table:table-cell>
          <table:table-cell table:formula="of:=[.G10]+[.H10]" office:value-type="float" office:value="-5.01577273685204" calcext:value-type="float">
            <text:p>-5.0157727369</text:p>
          </table:table-cell>
          <table:table-cell table:formula="of:=[.$E$9]*[.I10]" office:value-type="float" office:value="-50.1577273685204" calcext:value-type="float">
            <text:p>-50.1577273685</text:p>
          </table:table-cell>
          <table:table-cell/>
        </table:table-row>
        <table:table-row table:style-name="ro1">
          <table:table-cell table:number-columns-repeated="5"/>
          <table:table-cell office:value-type="float" office:value="-11" calcext:value-type="float">
            <text:p>-11</text:p>
          </table:table-cell>
          <table:table-cell table:formula="of:=[.$E$7]*SIN(RADIANS([.F11]))" office:value-type="float" office:value="-9.54044976882724" calcext:value-type="float">
            <text:p>-9.5404497688</text:p>
          </table:table-cell>
          <table:table-cell table:formula="of:=[.$E$8]*[.$E$7]*COS(RADIANS([.F11]))" office:value-type="float" office:value="5.39894950896215" calcext:value-type="float">
            <text:p>5.398949509</text:p>
          </table:table-cell>
          <table:table-cell table:formula="of:=[.G11]+[.H11]" office:value-type="float" office:value="-4.14150025986509" calcext:value-type="float">
            <text:p>-4.1415002599</text:p>
          </table:table-cell>
          <table:table-cell table:formula="of:=[.$E$9]*[.I11]" office:value-type="float" office:value="-41.4150025986509" calcext:value-type="float">
            <text:p>-41.4150025987</text:p>
          </table:table-cell>
          <table:table-cell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table:formula="of:=[.$E$7]*SIN(RADIANS([.F12]))" office:value-type="float" office:value="-8.68240888334652" calcext:value-type="float">
            <text:p>-8.6824088833</text:p>
          </table:table-cell>
          <table:table-cell table:formula="of:=[.$E$8]*[.$E$7]*COS(RADIANS([.F12]))" office:value-type="float" office:value="5.41644264156714" calcext:value-type="float">
            <text:p>5.4164426416</text:p>
          </table:table-cell>
          <table:table-cell table:formula="of:=[.G12]+[.H12]" office:value-type="float" office:value="-3.26596624177937" calcext:value-type="float">
            <text:p>-3.2659662418</text:p>
          </table:table-cell>
          <table:table-cell table:formula="of:=[.$E$9]*[.I12]" office:value-type="float" office:value="-32.6596624177937" calcext:value-type="float">
            <text:p>-32.65966241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formula="of:=[.$E$7]*SIN(RADIANS([.F13]))" office:value-type="float" office:value="-7.82172325201154" calcext:value-type="float">
            <text:p>-7.821723252</text:p>
          </table:table-cell>
          <table:table-cell table:formula="of:=[.$E$8]*[.$E$7]*COS(RADIANS([.F13]))" office:value-type="float" office:value="5.43228587327326" calcext:value-type="float">
            <text:p>5.4322858733</text:p>
          </table:table-cell>
          <table:table-cell table:formula="of:=[.G13]+[.H13]" office:value-type="float" office:value="-2.38943737873829" calcext:value-type="float">
            <text:p>-2.3894373787</text:p>
          </table:table-cell>
          <table:table-cell table:formula="of:=[.$E$9]*[.I13]" office:value-type="float" office:value="-23.8943737873829" calcext:value-type="float">
            <text:p>-23.89437378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formula="of:=[.$E$7]*SIN(RADIANS([.F14]))" office:value-type="float" office:value="-6.95865504800327" calcext:value-type="float">
            <text:p>-6.958655048</text:p>
          </table:table-cell>
          <table:table-cell table:formula="of:=[.$E$8]*[.$E$7]*COS(RADIANS([.F14]))" office:value-type="float" office:value="5.44647437807864" calcext:value-type="float">
            <text:p>5.4464743781</text:p>
          </table:table-cell>
          <table:table-cell table:formula="of:=[.G14]+[.H14]" office:value-type="float" office:value="-1.51218066992463" calcext:value-type="float">
            <text:p>-1.5121806699</text:p>
          </table:table-cell>
          <table:table-cell table:formula="of:=[.$E$9]*[.I14]" office:value-type="float" office:value="-15.1218066992463" calcext:value-type="float">
            <text:p>-15.12180669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formula="of:=[.$E$7]*SIN(RADIANS([.F15]))" office:value-type="float" office:value="-6.09346717025737" calcext:value-type="float">
            <text:p>-6.0934671703</text:p>
          </table:table-cell>
          <table:table-cell table:formula="of:=[.$E$8]*[.$E$7]*COS(RADIANS([.F15]))" office:value-type="float" office:value="5.45900383402727" calcext:value-type="float">
            <text:p>5.459003834</text:p>
          </table:table-cell>
          <table:table-cell table:formula="of:=[.G15]+[.H15]" office:value-type="float" office:value="-0.634463336230103" calcext:value-type="float">
            <text:p>-0.6344633362</text:p>
          </table:table-cell>
          <table:table-cell table:formula="of:=[.$E$9]*[.I15]" office:value-type="float" office:value="-6.34463336230103" calcext:value-type="float">
            <text:p>-6.3446333623</text:p>
          </table:table-cell>
          <table:table-cell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formula="of:=[.$E$7]*SIN(RADIANS([.F16]))" office:value-type="float" office:value="-5.22642316338267" calcext:value-type="float">
            <text:p>-5.2264231634</text:p>
          </table:table-cell>
          <table:table-cell table:formula="of:=[.$E$8]*[.$E$7]*COS(RADIANS([.F16]))" office:value-type="float" office:value="5.4698704245255" calcext:value-type="float">
            <text:p>5.4698704245</text:p>
          </table:table-cell>
          <table:table-cell table:formula="of:=[.G16]+[.H16]" office:value-type="float" office:value="0.24344726114283" calcext:value-type="float">
            <text:p>0.2434472611</text:p>
          </table:table-cell>
          <table:table-cell table:formula="of:=[.$E$9]*[.I16]" office:value-type="float" office:value="2.4344726114283" calcext:value-type="float">
            <text:p>2.4344726114</text:p>
          </table:table-cell>
          <table:table-cell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formula="of:=[.$E$7]*SIN(RADIANS([.F17]))" office:value-type="float" office:value="-4.35778713738291" calcext:value-type="float">
            <text:p>-4.3577871374</text:p>
          </table:table-cell>
          <table:table-cell table:formula="of:=[.$E$8]*[.$E$7]*COS(RADIANS([.F17]))" office:value-type="float" office:value="5.4790708395046" calcext:value-type="float">
            <text:p>5.4790708395</text:p>
          </table:table-cell>
          <table:table-cell table:formula="of:=[.G17]+[.H17]" office:value-type="float" office:value="1.12128370212169" calcext:value-type="float">
            <text:p>1.1212837021</text:p>
          </table:table-cell>
          <table:table-cell table:formula="of:=[.$E$9]*[.I17]" office:value-type="float" office:value="11.2128370212169" calcext:value-type="float">
            <text:p>11.2128370212</text:p>
          </table:table-cell>
          <table:table-cell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formula="of:=[.$E$7]*SIN(RADIANS([.F18]))" office:value-type="float" office:value="-3.48782368720626" calcext:value-type="float">
            <text:p>-3.4878236872</text:p>
          </table:table-cell>
          <table:table-cell table:formula="of:=[.$E$8]*[.$E$7]*COS(RADIANS([.F18]))" office:value-type="float" office:value="5.48660227642903" calcext:value-type="float">
            <text:p>5.4866022764</text:p>
          </table:table-cell>
          <table:table-cell table:formula="of:=[.G18]+[.H18]" office:value-type="float" office:value="1.99877858922277" calcext:value-type="float">
            <text:p>1.9987785892</text:p>
          </table:table-cell>
          <table:table-cell table:formula="of:=[.$E$9]*[.I18]" office:value-type="float" office:value="19.9877858922277" calcext:value-type="float">
            <text:p>19.98778589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formula="of:=[.$E$7]*SIN(RADIANS([.F19]))" office:value-type="float" office:value="-2.61679781214719" calcext:value-type="float">
            <text:p>-2.6167978121</text:p>
          </table:table-cell>
          <table:table-cell table:formula="of:=[.$E$8]*[.$E$7]*COS(RADIANS([.F19]))" office:value-type="float" office:value="5.49246244115016" calcext:value-type="float">
            <text:p>5.4924624412</text:p>
          </table:table-cell>
          <table:table-cell table:formula="of:=[.G19]+[.H19]" office:value-type="float" office:value="2.87566462900296" calcext:value-type="float">
            <text:p>2.875664629</text:p>
          </table:table-cell>
          <table:table-cell table:formula="of:=[.$E$9]*[.I19]" office:value-type="float" office:value="28.7566462900296" calcext:value-type="float">
            <text:p>28.75664629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1<text:span text:style-name="T1">st</text:span> variation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$E$7]*SIN(RADIANS([.F20]))" office:value-type="float" office:value="-1.74497483512505" calcext:value-type="float">
            <text:p>-1.7449748351</text:p>
          </table:table-cell>
          <table:table-cell table:formula="of:=[.$E$8]*[.$E$7]*COS(RADIANS([.F20]))" office:value-type="float" office:value="5.49664954860503" calcext:value-type="float">
            <text:p>5.4966495486</text:p>
          </table:table-cell>
          <table:table-cell table:formula="of:=[.G20]+[.H20]" office:value-type="float" office:value="3.75167471347998" calcext:value-type="float">
            <text:p>3.7516747135</text:p>
          </table:table-cell>
          <table:table-cell table:formula="of:=[.$E$9]*[.I20]" office:value-type="float" office:value="37.5167471347998" calcext:value-type="float">
            <text:p>37.51674713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g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table:formula="of:=[.$E$7]*SIN(RADIANS([.F21]))" office:value-type="float" office:value="-0.872620321864176" calcext:value-type="float">
            <text:p>-0.8726203219</text:p>
          </table:table-cell>
          <table:table-cell table:formula="of:=[.$E$8]*[.$E$7]*COS(RADIANS([.F21]))" office:value-type="float" office:value="5.49916232336015" calcext:value-type="float">
            <text:p>5.4991623234</text:p>
          </table:table-cell>
          <table:table-cell table:formula="of:=[.G21]+[.H21]" office:value-type="float" office:value="4.62654200149598" calcext:value-type="float">
            <text:p>4.6265420015</text:p>
          </table:table-cell>
          <table:table-cell table:formula="of:=[.$E$9]*[.I21]" office:value-type="float" office:value="46.2654200149598" calcext:value-type="float">
            <text:p>46.26542001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$E$7]*SIN(RADIANS([.F22]))" office:value-type="float" office:value="0" calcext:value-type="float">
            <text:p>0</text:p>
          </table:table-cell>
          <table:table-cell table:formula="of:=[.$E$8]*[.$E$7]*COS(RADIANS([.F22]))" office:value-type="float" office:value="5.5" calcext:value-type="float">
            <text:p>5.5</text:p>
          </table:table-cell>
          <table:table-cell table:formula="of:=[.G22]+[.H22]" office:value-type="float" office:value="5.5" calcext:value-type="float">
            <text:p>5.5</text:p>
          </table:table-cell>
          <table:table-cell table:formula="of:=[.$E$9]*[.I22]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E$7]*SIN(RADIANS([.F23]))" office:value-type="float" office:value="0.872620321864176" calcext:value-type="float">
            <text:p>0.8726203219</text:p>
          </table:table-cell>
          <table:table-cell table:formula="of:=[.$E$8]*[.$E$7]*COS(RADIANS([.F23]))" office:value-type="float" office:value="5.49916232336015" calcext:value-type="float">
            <text:p>5.4991623234</text:p>
          </table:table-cell>
          <table:table-cell table:formula="of:=[.G23]+[.H23]" office:value-type="float" office:value="6.37178264522433" calcext:value-type="float">
            <text:p>6.3717826452</text:p>
          </table:table-cell>
          <table:table-cell table:formula="of:=[.$E$9]*[.I23]" office:value-type="float" office:value="63.7178264522433" calcext:value-type="float">
            <text:p>63.71782645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*mg</text:p>
          </table:table-cell>
          <table:table-cell table:formula="of:=[.E21]*[.E23]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$E$7]*SIN(RADIANS([.F24]))" office:value-type="float" office:value="1.74497483512505" calcext:value-type="float">
            <text:p>1.7449748351</text:p>
          </table:table-cell>
          <table:table-cell table:formula="of:=[.$E$8]*[.$E$7]*COS(RADIANS([.F24]))" office:value-type="float" office:value="5.49664954860503" calcext:value-type="float">
            <text:p>5.4966495486</text:p>
          </table:table-cell>
          <table:table-cell table:formula="of:=[.G24]+[.H24]" office:value-type="float" office:value="7.24162438373008" calcext:value-type="float">
            <text:p>7.2416243837</text:p>
          </table:table-cell>
          <table:table-cell table:formula="of:=[.$E$9]*[.I24]" office:value-type="float" office:value="72.4162438373008" calcext:value-type="float">
            <text:p>72.416243837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E$7]*SIN(RADIANS([.F25]))" office:value-type="float" office:value="2.61679781214719" calcext:value-type="float">
            <text:p>2.6167978121</text:p>
          </table:table-cell>
          <table:table-cell table:formula="of:=[.$E$8]*[.$E$7]*COS(RADIANS([.F25]))" office:value-type="float" office:value="5.49246244115016" calcext:value-type="float">
            <text:p>5.4924624412</text:p>
          </table:table-cell>
          <table:table-cell table:formula="of:=[.G25]+[.H25]" office:value-type="float" office:value="8.10926025329735" calcext:value-type="float">
            <text:p>8.1092602533</text:p>
          </table:table-cell>
          <table:table-cell table:formula="of:=[.$E$9]*[.I25]" office:value-type="float" office:value="81.0926025329735" calcext:value-type="float">
            <text:p>81.09260253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$E$7]*SIN(RADIANS([.F26]))" office:value-type="float" office:value="3.48782368720626" calcext:value-type="float">
            <text:p>3.4878236872</text:p>
          </table:table-cell>
          <table:table-cell table:formula="of:=[.$E$8]*[.$E$7]*COS(RADIANS([.F26]))" office:value-type="float" office:value="5.48660227642903" calcext:value-type="float">
            <text:p>5.4866022764</text:p>
          </table:table-cell>
          <table:table-cell table:formula="of:=[.G26]+[.H26]" office:value-type="float" office:value="8.9744259636353" calcext:value-type="float">
            <text:p>8.9744259636</text:p>
          </table:table-cell>
          <table:table-cell table:formula="of:=[.$E$9]*[.I26]" office:value-type="float" office:value="89.744259636353" calcext:value-type="float">
            <text:p>89.74425963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E$7]*SIN(RADIANS([.F27]))" office:value-type="float" office:value="4.35778713738291" calcext:value-type="float">
            <text:p>4.3577871374</text:p>
          </table:table-cell>
          <table:table-cell table:formula="of:=[.$E$8]*[.$E$7]*COS(RADIANS([.F27]))" office:value-type="float" office:value="5.4790708395046" calcext:value-type="float">
            <text:p>5.4790708395</text:p>
          </table:table-cell>
          <table:table-cell table:formula="of:=[.G27]+[.H27]" office:value-type="float" office:value="9.83685797688751" calcext:value-type="float">
            <text:p>9.8368579769</text:p>
          </table:table-cell>
          <table:table-cell table:formula="of:=[.$E$9]*[.I27]" office:value-type="float" office:value="98.3685797688751" calcext:value-type="float">
            <text:p>98.3685797689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$E$7]*SIN(RADIANS([.F28]))" office:value-type="float" office:value="5.22642316338267" calcext:value-type="float">
            <text:p>5.2264231634</text:p>
          </table:table-cell>
          <table:table-cell table:formula="of:=[.$E$8]*[.$E$7]*COS(RADIANS([.F28]))" office:value-type="float" office:value="5.4698704245255" calcext:value-type="float">
            <text:p>5.4698704245</text:p>
          </table:table-cell>
          <table:table-cell table:formula="of:=[.G28]+[.H28]" office:value-type="float" office:value="10.6962935879082" calcext:value-type="float">
            <text:p>10.6962935879</text:p>
          </table:table-cell>
          <table:table-cell table:formula="of:=[.$E$9]*[.I28]" office:value-type="float" office:value="106.962935879082" calcext:value-type="float">
            <text:p>106.96293587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$E$7]*SIN(RADIANS([.F29]))" office:value-type="float" office:value="6.09346717025737" calcext:value-type="float">
            <text:p>6.0934671703</text:p>
          </table:table-cell>
          <table:table-cell table:formula="of:=[.$E$8]*[.$E$7]*COS(RADIANS([.F29]))" office:value-type="float" office:value="5.45900383402727" calcext:value-type="float">
            <text:p>5.459003834</text:p>
          </table:table-cell>
          <table:table-cell table:formula="of:=[.G29]+[.H29]" office:value-type="float" office:value="11.5524710042846" calcext:value-type="float">
            <text:p>11.5524710043</text:p>
          </table:table-cell>
          <table:table-cell table:formula="of:=[.$E$9]*[.I29]" office:value-type="float" office:value="115.524710042846" calcext:value-type="float">
            <text:p>115.52471004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$E$7]*SIN(RADIANS([.F30]))" office:value-type="float" office:value="6.95865504800327" calcext:value-type="float">
            <text:p>6.958655048</text:p>
          </table:table-cell>
          <table:table-cell table:formula="of:=[.$E$8]*[.$E$7]*COS(RADIANS([.F30]))" office:value-type="float" office:value="5.44647437807864" calcext:value-type="float">
            <text:p>5.4464743781</text:p>
          </table:table-cell>
          <table:table-cell table:formula="of:=[.G30]+[.H30]" office:value-type="float" office:value="12.4051294260819" calcext:value-type="float">
            <text:p>12.4051294261</text:p>
          </table:table-cell>
          <table:table-cell table:formula="of:=[.$E$9]*[.I30]" office:value-type="float" office:value="124.051294260819" calcext:value-type="float">
            <text:p>124.05129426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$E$7]*SIN(RADIANS([.F31]))" office:value-type="float" office:value="7.82172325201154" calcext:value-type="float">
            <text:p>7.821723252</text:p>
          </table:table-cell>
          <table:table-cell table:formula="of:=[.$E$8]*[.$E$7]*COS(RADIANS([.F31]))" office:value-type="float" office:value="5.43228587327326" calcext:value-type="float">
            <text:p>5.4322858733</text:p>
          </table:table-cell>
          <table:table-cell table:formula="of:=[.G31]+[.H31]" office:value-type="float" office:value="13.2540091252848" calcext:value-type="float">
            <text:p>13.2540091253</text:p>
          </table:table-cell>
          <table:table-cell table:formula="of:=[.$E$9]*[.I31]" office:value-type="float" office:value="132.540091252848" calcext:value-type="float">
            <text:p>132.54009125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E$7]*SIN(RADIANS([.F32]))" office:value-type="float" office:value="8.68240888334652" calcext:value-type="float">
            <text:p>8.6824088833</text:p>
          </table:table-cell>
          <table:table-cell table:formula="of:=[.$E$8]*[.$E$7]*COS(RADIANS([.F32]))" office:value-type="float" office:value="5.41644264156714" calcext:value-type="float">
            <text:p>5.4164426416</text:p>
          </table:table-cell>
          <table:table-cell table:formula="of:=[.G32]+[.H32]" office:value-type="float" office:value="14.0988515249137" calcext:value-type="float">
            <text:p>14.0988515249</text:p>
          </table:table-cell>
          <table:table-cell table:formula="of:=[.$E$9]*[.I32]" office:value-type="float" office:value="140.988515249137" calcext:value-type="float">
            <text:p>140.98851524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$E$7]*SIN(RADIANS([.F33]))" office:value-type="float" office:value="9.54044976882724" calcext:value-type="float">
            <text:p>9.5404497688</text:p>
          </table:table-cell>
          <table:table-cell table:formula="of:=[.$E$8]*[.$E$7]*COS(RADIANS([.F33]))" office:value-type="float" office:value="5.39894950896215" calcext:value-type="float">
            <text:p>5.398949509</text:p>
          </table:table-cell>
          <table:table-cell table:formula="of:=[.G33]+[.H33]" office:value-type="float" office:value="14.9393992777894" calcext:value-type="float">
            <text:p>14.9393992778</text:p>
          </table:table-cell>
          <table:table-cell table:formula="of:=[.$E$9]*[.I33]" office:value-type="float" office:value="149.393992777894" calcext:value-type="float">
            <text:p>149.393992777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$E$7]*SIN(RADIANS([.F34]))" office:value-type="float" office:value="10.395584540888" calcext:value-type="float">
            <text:p>10.3955845409</text:p>
          </table:table-cell>
          <table:table-cell table:formula="of:=[.$E$8]*[.$E$7]*COS(RADIANS([.F34]))" office:value-type="float" office:value="5.37981180403593" calcext:value-type="float">
            <text:p>5.379811804</text:p>
          </table:table-cell>
          <table:table-cell table:formula="of:=[.G34]+[.H34]" office:value-type="float" office:value="15.7753963449239" calcext:value-type="float">
            <text:p>15.7753963449</text:p>
          </table:table-cell>
          <table:table-cell table:formula="of:=[.$E$9]*[.I34]" office:value-type="float" office:value="157.753963449239" calcext:value-type="float">
            <text:p>157.75396344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E$7]*SIN(RADIANS([.F35]))" office:value-type="float" office:value="11.2475527171933" calcext:value-type="float">
            <text:p>11.2475527172</text:p>
          </table:table-cell>
          <table:table-cell table:formula="of:=[.$E$8]*[.$E$7]*COS(RADIANS([.F35]))" office:value-type="float" office:value="5.35903535631879" calcext:value-type="float">
            <text:p>5.3590353563</text:p>
          </table:table-cell>
          <table:table-cell table:formula="of:=[.G35]+[.H35]" office:value-type="float" office:value="16.606588073512" calcext:value-type="float">
            <text:p>16.6065880735</text:p>
          </table:table-cell>
          <table:table-cell table:formula="of:=[.$E$9]*[.I35]" office:value-type="float" office:value="166.06588073512" calcext:value-type="float">
            <text:p>166.06588073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E$7]*SIN(RADIANS([.F36]))" office:value-type="float" office:value="12.0960947799834" calcext:value-type="float">
            <text:p>12.09609478</text:p>
          </table:table-cell>
          <table:table-cell table:formula="of:=[.$E$8]*[.$E$7]*COS(RADIANS([.F36]))" office:value-type="float" office:value="5.33662649451798" calcext:value-type="float">
            <text:p>5.3366264945</text:p>
          </table:table-cell>
          <table:table-cell table:formula="of:=[.G36]+[.H36]" office:value-type="float" office:value="17.4327212745014" calcext:value-type="float">
            <text:p>17.4327212745</text:p>
          </table:table-cell>
          <table:table-cell table:formula="of:=[.$E$9]*[.I36]" office:value-type="float" office:value="174.327212745014" calcext:value-type="float">
            <text:p>174.3272127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E$7]*SIN(RADIANS([.F37]))" office:value-type="float" office:value="12.940952255126" calcext:value-type="float">
            <text:p>12.9409522551</text:p>
          </table:table-cell>
          <table:table-cell table:formula="of:=[.$E$8]*[.$E$7]*COS(RADIANS([.F37]))" office:value-type="float" office:value="5.31259204458988" calcext:value-type="float">
            <text:p>5.3125920446</text:p>
          </table:table-cell>
          <table:table-cell table:formula="of:=[.G37]+[.H37]" office:value-type="float" office:value="18.2535442997159" calcext:value-type="float">
            <text:p>18.2535442997</text:p>
          </table:table-cell>
          <table:table-cell table:formula="of:=[.$E$9]*[.I37]" office:value-type="float" office:value="182.535442997159" calcext:value-type="float">
            <text:p>182.5354429972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453.51pt" svg:height="255.09pt" svg:x="613.19pt" svg:y="107.46pt">
            <draw:object draw:notify-on-update-of-ranges="Sheet2.B6:Sheet2.B21 Sheet2.C6:Sheet2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wm1</text:p>
          </table:table-cell>
          <table:table-cell office:value-type="string" calcext:value-type="string">
            <text:p>offset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heo offse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-0.19*[.B6]+25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-0.19*[.B7]+25" office:value-type="float" office:value="24.05" calcext:value-type="float">
            <text:p>24.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-0.19*[.B8]+25" office:value-type="float" office:value="23.1" calcext:value-type="float">
            <text:p>23.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-0.19*[.B9]+25" office:value-type="float" office:value="22.15" calcext:value-type="float">
            <text:p>22.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-0.19*[.B10]+25" office:value-type="float" office:value="21.2" calcext:value-type="float">
            <text:p>21.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-0.19*[.B11]+25" office:value-type="float" office:value="20.25" calcext:value-type="float">
            <text:p>20.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-0.19*[.B12]+25" office:value-type="float" office:value="19.3" calcext:value-type="float">
            <text:p>19.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formula="of:=-0.19*[.B13]+25" office:value-type="float" office:value="18.35" calcext:value-type="float">
            <text:p>18.3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-0.19*[.B14]+25" office:value-type="float" office:value="17.4" calcext:value-type="float">
            <text:p>17.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-0.19*[.B15]+25" office:value-type="float" office:value="16.45" calcext:value-type="float">
            <text:p>16.4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-0.19*[.B16]+25" office:value-type="float" office:value="15.5" calcext:value-type="float">
            <text:p>15.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-0.19*[.B17]+25" office:value-type="float" office:value="14.55" calcext:value-type="float">
            <text:p>14.5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-0.19*[.B18]+25"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-0.19*[.B19]+25" office:value-type="float" office:value="12.65" calcext:value-type="float">
            <text:p>12.6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-0.19*[.B20]+25" office:value-type="float" office:value="11.7" calcext:value-type="float">
            <text:p>11.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formula="of:=-0.19*[.B21]+25" office:value-type="float" office:value="10.75" calcext:value-type="float">
            <text:p>1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4:07:21.299284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lan </meta:initial-creator>
    <meta:creation-date>2016-03-25T18:50:43.005047766</meta:creation-date>
    <dc:date>2016-03-28T14:07:27.890952523</dc:date>
    <dc:creator>Dylan </dc:creator>
    <meta:editing-duration>PT7H27M57S</meta:editing-duration>
    <meta:editing-cycles>6</meta:editing-cycles>
    <meta:generator>LibreOffice/4.4.3.2$Linux_X86_64 LibreOffice_project/40m0$Build-2</meta:generator>
    <meta:document-statistic meta:table-count="2" meta:cell-count="2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2.B6:Sheet2.C21" svg:x="0.32cm" svg:y="0.18cm" svg:width="11.264cm" svg:height="8.64cm">
          <chartooo:coordinate-region svg:x="0.941cm" svg:y="0.379cm" svg:width="10.4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6:Sheet2.C21" chart:class="chart:scatter">
            <chart:domain table:cell-range-address="Sheet2.B6:Sheet2.B21"/>
            <chart:regression-curve chart:style-name="ch7">
              <chart:equation chart:display-equation="true" chart:display-r-square="false" svg:x="2.095cm" svg:y="1.043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6:Sheet2.B21</svg:desc>
                </draw:g>
              </table:table-cell>
              <table:table-cell office:value-type="float" office:value="21">
                <text:p>21</text:p>
                <draw:g>
                  <svg:desc>Sheet2.C6:Sheet2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